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79.4pt"/>
    </style:style>
    <style:style style:name="co13" style:family="table-column">
      <style:table-column-properties fo:break-before="auto" style:column-width="231.56pt"/>
    </style:style>
    <style:style style:name="co14" style:family="table-column">
      <style:table-column-properties fo:break-before="auto" style:column-width="421.26pt"/>
    </style:style>
    <style:style style:name="co15" style:family="table-column">
      <style:table-column-properties fo:break-before="auto" style:column-width="50.7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 Ebook Day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column table:style-name="co1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office:forms form:automatic-focus="false" form:apply-design-mode="false"/>
        <table:table-column table:style-name="co15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Colors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3">
          <table:table-cell table:style-name="ce32"/>
          <table:table-cell table:style-name="ce36"/>
          <table:table-cell table:style-name="ce38"/>
          <table:table-cell table:style-name="ce4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style-name="ce36"/>
          <table:table-cell table:style-name="ce67" table:number-columns-repeated="1013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67" table:number-columns-repeated="1013"/>
        </table:table-row>
        <table:table-row table:style-name="ro5">
          <table:table-cell office:value-type="string" calcext:value-type="string">
            <text:p>Blu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style-name="Default"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reen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Red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 table:style-name="ce32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7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Yellow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 table:style-name="ce32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2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70">
          <table:table-cell table:number-columns-repeated="1024"/>
        </table:table-row>
        <table:table-row table:style-name="ro7" table:number-rows-repeated="2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2:19:17.126552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19T12:25:59.058084076</dc:date>
    <meta:editing-duration>P53DT3H10M18S</meta:editing-duration>
    <meta:editing-cycles>953</meta:editing-cycles>
    <meta:document-statistic meta:table-count="5" meta:cell-count="397" meta:object-count="0"/>
  </office:meta>
</office:document-meta>
</file>